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T1" style:family="text">
      <style:text-properties officeooo:rsid="0025f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es:</text:p>
      <text:p text:style-name="P2">Problema 1:</text:p>
      <text:p text:style-name="P1"><text:tab/>En la primera linea dentro de la funcion crear-persona el puntero a tipo persona llamado nuevo <text:s/>no esta inicialisado. </text:p>
      <text:p text:style-name="P2">Solucion:</text:p>
      <text:p text:style-name="P3">Codigo agregado:</text:p>
      <text:p text:style-name="P2"/>
      <text:p text:style-name="P2"/>
      <text:p text:style-name="P2">Problema 2:</text:p>
      <text:p text:style-name="P2"><text:tab/>La funcion retorna una direccion de variable local</text:p>
      <text:p text:style-name="P4">Solucion: <text:span text:style-name="T1">Quitar el simbolo &amp; ya que retorna la direccion de memoria y lo que deseo es el contenido de la variable</text:span></text:p>
      <text:p text:style-name="P3">Codigo agrega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1.2.2$Linux_X86_64 LibreOffice_project/10m0$Build-2</meta:generator>
    <dc:date>2017-06-15T15:55:01.391400470</dc:date>
    <meta:editing-duration>PT31M26S</meta:editing-duration>
    <meta:editing-cycles>5</meta:editing-cycles>
    <meta:document-statistic meta:table-count="0" meta:image-count="0" meta:object-count="0" meta:page-count="1" meta:paragraph-count="9" meta:word-count="59" meta:character-count="355" meta:non-whitespace-character-count="301"/>
  </office:meta>
</office:document-meta>
</file>